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CurrentlyInCreationException.BeanCurrentlyInCreationException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CurrentlyInCreationException.BeanCurrentlyInCreationException( String beanName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